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5000000AABE13F742365109BA.png" manifest:media-type="image/png"/>
  <manifest:file-entry manifest:full-path="Pictures/10000EA20000111600001199CF66A61676513214.svg" manifest:media-type="image/svg+xml"/>
  <manifest:file-entry manifest:full-path="Pictures/10000201000000C7000000C6E351662F93F0738F.png" manifest:media-type="image/png"/>
  <manifest:file-entry manifest:full-path="Pictures/10001BA50000149E000014761E348F5C8C3310C5.svg" manifest:media-type="image/svg+xml"/>
  <manifest:file-entry manifest:full-path="Pictures/10000201000000EF000000F281A744466D5B79B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ff8000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b4c7dc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6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9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objectwithoutfill">
      <style:graphic-properties svg:stroke-width="0.102cm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fo:min-height="0.5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 draw:fill-color="#ff8000"/>
      <style:paragraph-properties fo:text-align="center"/>
    </style:style>
    <style:style style:name="P4" style:family="paragraph">
      <loext:graphic-properties draw:fill="solid" draw:fill-color="#b4c7dc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14pt" style:font-size-asian="18pt" style:font-size-complex="18pt"/>
    </style:style>
    <style:style style:name="P6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8pt" style:font-size-complex="18pt"/>
    </style:style>
    <style:style style:name="P9" style:family="paragraph">
      <loext:graphic-properties draw:fill="solid"/>
      <style:paragraph-properties fo:text-align="center" style:writing-mode="lr-tb"/>
      <style:text-properties style:text-position="super 58%" fo:font-size="14pt" style:font-size-asian="18pt" style:font-size-complex="18pt"/>
    </style:style>
    <style:style style:name="T1" style:family="text">
      <style:text-properties style:text-position="-10% 58%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236cm" svg:height="1.252cm" svg:x="2.343cm" svg:y="0.759cm">
          <draw:image xlink:href="Pictures/10000201000000EF000000F281A744466D5B79BD.png" xlink:type="simple" xlink:show="embed" xlink:actuate="onLoad" loext:mime-type="image/png">
            <text:p text:style-name="P1">S/G<text:span text:style-name="T1">i</text:span></text:p>
          </draw:image>
        </draw:frame>
        <draw:frame draw:style-name="gr1" draw:text-style-name="P2" draw:layer="layout" svg:width="1.236cm" svg:height="1.252cm" svg:x="2.316cm" svg:y="2.894cm">
          <draw:image xlink:href="Pictures/10000201000000EF000000F281A744466D5B79BD.png" xlink:type="simple" xlink:show="embed" xlink:actuate="onLoad" loext:mime-type="image/png">
            <text:p text:style-name="P1">S/G<text:span text:style-name="T1">o</text:span></text:p>
          </draw:image>
        </draw:frame>
        <draw:frame draw:style-name="gr1" draw:text-style-name="P2" draw:layer="layout" svg:width="1.236cm" svg:height="1.252cm" svg:x="18.138cm" svg:y="2.867cm">
          <draw:image xlink:href="Pictures/10000201000000EF000000F281A744466D5B79BD.png" xlink:type="simple" xlink:show="embed" xlink:actuate="onLoad" loext:mime-type="image/png">
            <text:p text:style-name="P1">S/G<text:span text:style-name="T1">o</text:span></text:p>
          </draw:image>
        </draw:frame>
        <draw:g>
          <draw:path draw:style-name="gr2" draw:text-style-name="P3" draw:layer="layout" svg:width="0.889cm" svg:height="0.636cm" svg:x="4.267cm" svg:y="1.083cm" svg:viewBox="0 0 890 637" svg:d="M890 320c-93-107-185-213-278-320 0 73 0 146 0 220-204 0-408 0-612 0 0 65 0 131 0 196 204 0 408 0 611 0 0 74 0 148 0 221 93-106 186-212 279-317z">
            <text:p/>
          </draw:path>
        </draw:g>
        <draw:g>
          <draw:path draw:style-name="gr3" draw:text-style-name="P4" draw:layer="layout" svg:width="0.889cm" svg:height="0.636cm" svg:x="7.682cm" svg:y="1.145cm" svg:viewBox="0 0 890 637" svg:d="M890 320c-93-107-185-213-278-320 0 73 0 146 0 220-204 0-408 0-612 0 0 65 0 131 0 196 204 0 408 0 611 0 0 74 0 148 0 221 93-106 186-212 279-317z">
            <text:p/>
          </draw:path>
        </draw:g>
        <draw:g>
          <draw:path draw:style-name="gr3" draw:text-style-name="P4" draw:layer="layout" svg:width="0.889cm" svg:height="0.636cm" svg:x="7.734cm" svg:y="3.151cm" svg:viewBox="0 0 890 637" svg:d="M890 320c-93-107-185-213-278-320 0 73 0 146 0 220-204 0-408 0-612 0 0 65 0 131 0 196 204 0 408 0 611 0 0 74 0 148 0 221 93-106 186-212 279-317z">
            <text:p/>
          </draw:path>
        </draw:g>
        <draw:frame draw:style-name="gr1" draw:text-style-name="P5" draw:layer="layout" svg:width="3.382cm" svg:height="3.356cm" svg:x="9.173cm" svg:y="0.687cm">
          <draw:image xlink:href="Pictures/10001BA50000149E000014761E348F5C8C3310C5.svg" xlink:type="simple" xlink:show="embed" xlink:actuate="onLoad" loext:mime-type="image/svg+xml">
            <text:p text:style-name="P1"><text:span text:style-name="T2">2D</text:span></text:p>
            <text:p text:style-name="P1"><text:span text:style-name="T2">operation</text:span></text:p>
          </draw:image>
          <draw:image xlink:href="Pictures/10000201000000C7000000C6E351662F93F0738F.png" xlink:type="simple" xlink:show="embed" xlink:actuate="onLoad" loext:mime-type="image/png"/>
        </draw:frame>
        <draw:g>
          <draw:path draw:style-name="gr3" draw:text-style-name="P4" draw:layer="layout" svg:width="0.889cm" svg:height="0.636cm" svg:x="12.858cm" svg:y="3.128cm" svg:viewBox="0 0 890 637" svg:d="M890 320c-93-107-185-213-278-320 0 73 0 146 0 220-204 0-408 0-612 0 0 65 0 131 0 196 204 0 408 0 611 0 0 74 0 148 0 221 93-106 186-212 279-317z">
            <text:p/>
          </draw:path>
        </draw:g>
        <draw:g>
          <draw:path draw:style-name="gr2" draw:text-style-name="P3" draw:layer="layout" svg:width="0.889cm" svg:height="0.636cm" svg:x="16.492cm" svg:y="3.101cm" svg:viewBox="0 0 890 637" svg:d="M890 320c-93-107-185-213-278-320 0 73 0 146 0 220-204 0-408 0-612 0 0 65 0 131 0 196 204 0 408 0 611 0 0 74 0 148 0 221 93-106 186-212 279-317z">
            <text:p/>
          </draw:path>
        </draw:g>
        <draw:frame draw:style-name="gr1" draw:text-style-name="P6" draw:layer="layout" svg:width="0.545cm" svg:height="0.562cm" svg:x="2.714cm" svg:y="5.126cm">
          <draw:image xlink:href="Pictures/10000EA20000111600001199CF66A61676513214.svg" xlink:type="simple" xlink:show="embed" xlink:actuate="onLoad" loext:mime-type="image/svg+xml">
            <text:p text:style-name="P1"><text:span text:style-name="T3">1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496cm" svg:height="0.511cm" svg:x="2.715cm" svg:y="5.126cm">
          <draw:image xlink:href="Pictures/10000EA20000111600001199CF66A61676513214.svg" xlink:type="simple" xlink:show="embed" xlink:actuate="onLoad" loext:mime-type="image/svg+xml">
            <text:p text:style-name="P1"><text:span text:style-name="T3">1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496cm" svg:height="0.511cm" svg:x="2.715cm" svg:y="5.127cm">
          <draw:image xlink:href="Pictures/10000EA20000111600001199CF66A61676513214.svg" xlink:type="simple" xlink:show="embed" xlink:actuate="onLoad" loext:mime-type="image/svg+xml">
            <text:p text:style-name="P1"><text:span text:style-name="T3">1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545cm" svg:height="0.562cm" svg:x="4.515cm" svg:y="5.126cm">
          <draw:image xlink:href="Pictures/10000EA20000111600001199CF66A61676513214.svg" xlink:type="simple" xlink:show="embed" xlink:actuate="onLoad" loext:mime-type="image/svg+xml">
            <text:p text:style-name="P1"><text:span text:style-name="T3">1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496cm" svg:height="0.511cm" svg:x="4.516cm" svg:y="5.126cm">
          <draw:image xlink:href="Pictures/10000EA20000111600001199CF66A61676513214.svg" xlink:type="simple" xlink:show="embed" xlink:actuate="onLoad" loext:mime-type="image/svg+xml">
            <text:p text:style-name="P1"><text:span text:style-name="T3">1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496cm" svg:height="0.511cm" svg:x="4.516cm" svg:y="5.127cm">
          <draw:image xlink:href="Pictures/10000EA20000111600001199CF66A61676513214.svg" xlink:type="simple" xlink:show="embed" xlink:actuate="onLoad" loext:mime-type="image/svg+xml">
            <text:p text:style-name="P1"><text:span text:style-name="T3">2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545cm" svg:height="0.562cm" svg:x="10.616cm" svg:y="5.126cm">
          <draw:image xlink:href="Pictures/10000EA20000111600001199CF66A61676513214.svg" xlink:type="simple" xlink:show="embed" xlink:actuate="onLoad" loext:mime-type="image/svg+xml">
            <text:p text:style-name="P1"><text:span text:style-name="T3">1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496cm" svg:height="0.511cm" svg:x="10.617cm" svg:y="5.126cm">
          <draw:image xlink:href="Pictures/10000EA20000111600001199CF66A61676513214.svg" xlink:type="simple" xlink:show="embed" xlink:actuate="onLoad" loext:mime-type="image/svg+xml">
            <text:p text:style-name="P1"><text:span text:style-name="T3">1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496cm" svg:height="0.511cm" svg:x="10.617cm" svg:y="5.127cm">
          <draw:image xlink:href="Pictures/10000EA20000111600001199CF66A61676513214.svg" xlink:type="simple" xlink:show="embed" xlink:actuate="onLoad" loext:mime-type="image/svg+xml">
            <text:p text:style-name="P1"><text:span text:style-name="T3">4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496cm" svg:height="0.511cm" svg:x="16.619cm" svg:y="5.127cm">
          <draw:image xlink:href="Pictures/10000EA20000111600001199CF66A61676513214.svg" xlink:type="simple" xlink:show="embed" xlink:actuate="onLoad" loext:mime-type="image/svg+xml">
            <text:p text:style-name="P1"><text:span text:style-name="T3">6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4" draw:text-style-name="P7" draw:layer="layout" svg:width="1.451cm" svg:height="0.725cm" svg:x="3.994cm" svg:y="0.39cm">
          <draw:text-box>
            <text:p><text:span text:style-name="T3">CSC</text:span></text:p>
          </draw:text-box>
        </draw:frame>
        <draw:frame draw:style-name="gr5" draw:text-style-name="P8" draw:layer="layout" svg:width="1.703cm" svg:height="1.361cm" svg:x="7.19cm" svg:y="0.064cm">
          <draw:text-box>
            <text:p text:style-name="P1"><text:span text:style-name="T3">cache</text:span></text:p>
            <text:p text:style-name="P1"><text:span text:style-name="T3">flush</text:span></text:p>
          </draw:text-box>
        </draw:frame>
        <draw:frame draw:style-name="gr6" draw:text-style-name="P8" draw:layer="layout" svg:width="2.389cm" svg:height="1.346cm" svg:x="12.039cm" svg:y="2.038cm">
          <draw:text-box>
            <text:p text:style-name="P1"><text:span text:style-name="T3">cache</text:span></text:p>
            <text:p text:style-name="P1"><text:span text:style-name="T3">invalidate</text:span></text:p>
          </draw:text-box>
        </draw:frame>
        <draw:frame draw:style-name="gr7" draw:text-style-name="P7" draw:layer="layout" svg:width="1.55cm" svg:height="0.802cm" svg:x="16.175cm" svg:y="2.489cm">
          <draw:text-box>
            <text:p><text:span text:style-name="T3">CSC</text:span></text:p>
          </draw:text-box>
        </draw:frame>
        <draw:frame draw:style-name="gr8" draw:text-style-name="P7" draw:layer="layout" svg:width="1.651cm" svg:height="1.199cm" svg:x="0.466cm" svg:y="0.685cm">
          <draw:text-box>
            <text:p><text:span text:style-name="T3">input</text:span></text:p>
            <text:p><text:span text:style-name="T3">buffer</text:span></text:p>
          </draw:text-box>
        </draw:frame>
        <draw:frame draw:style-name="gr9" draw:text-style-name="P7" draw:layer="layout" svg:width="1.86cm" svg:height="1.673cm" svg:x="0.435cm" svg:y="2.915cm">
          <draw:text-box>
            <text:p><text:span text:style-name="T3">output</text:span></text:p>
            <text:p><text:span text:style-name="T3">buffer</text:span></text:p>
          </draw:text-box>
        </draw:frame>
        <draw:line draw:style-name="gr10" draw:text-style-name="P9" draw:layer="layout" svg:x1="0.905cm" svg:y1="4.83cm" svg:x2="19.291cm" svg:y2="4.835cm">
          <text:p/>
        </draw:line>
        <draw:frame draw:style-name="gr7" draw:text-style-name="P7" draw:layer="layout" svg:width="1.55cm" svg:height="0.802cm" svg:x="10.217cm" svg:y="4.158cm">
          <draw:text-box>
            <text:p><text:span text:style-name="T3">time</text:span></text:p>
          </draw:text-box>
        </draw:frame>
        <draw:frame draw:style-name="gr1" draw:text-style-name="P2" draw:layer="layout" svg:width="1.236cm" svg:height="1.252cm" svg:x="5.844cm" svg:y="0.76cm">
          <draw:image xlink:href="Pictures/10000201000000EF000000F281A744466D5B79BD.png" xlink:type="simple" xlink:show="embed" xlink:actuate="onLoad" loext:mime-type="image/png">
            <text:p text:style-name="P1">G’<text:span text:style-name="T1">i</text:span></text:p>
          </draw:image>
        </draw:frame>
        <draw:frame draw:style-name="gr1" draw:text-style-name="P2" draw:layer="layout" svg:width="1.236cm" svg:height="1.252cm" svg:x="5.817cm" svg:y="2.895cm">
          <draw:image xlink:href="Pictures/10000201000000EF000000F281A744466D5B79BD.png" xlink:type="simple" xlink:show="embed" xlink:actuate="onLoad" loext:mime-type="image/png">
            <text:p text:style-name="P1">G’<text:span text:style-name="T1">o</text:span></text:p>
          </draw:image>
        </draw:frame>
        <draw:frame draw:style-name="gr1" draw:text-style-name="P2" draw:layer="layout" svg:width="1.236cm" svg:height="1.252cm" svg:x="14.518cm" svg:y="2.896cm">
          <draw:image xlink:href="Pictures/10000201000000EF000000F281A744466D5B79BD.png" xlink:type="simple" xlink:show="embed" xlink:actuate="onLoad" loext:mime-type="image/png">
            <text:p text:style-name="P1">G’<text:span text:style-name="T1">o</text:span></text:p>
          </draw:image>
        </draw:frame>
        <draw:frame draw:style-name="gr1" draw:text-style-name="P6" draw:layer="layout" svg:width="0.545cm" svg:height="0.562cm" svg:x="7.917cm" svg:y="5.126cm">
          <draw:image xlink:href="Pictures/10000EA20000111600001199CF66A61676513214.svg" xlink:type="simple" xlink:show="embed" xlink:actuate="onLoad" loext:mime-type="image/svg+xml">
            <text:p text:style-name="P1"><text:span text:style-name="T3">1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496cm" svg:height="0.511cm" svg:x="7.918cm" svg:y="5.126cm">
          <draw:image xlink:href="Pictures/10000EA20000111600001199CF66A61676513214.svg" xlink:type="simple" xlink:show="embed" xlink:actuate="onLoad" loext:mime-type="image/svg+xml">
            <text:p text:style-name="P1"><text:span text:style-name="T3">1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496cm" svg:height="0.511cm" svg:x="7.918cm" svg:y="5.127cm">
          <draw:image xlink:href="Pictures/10000EA20000111600001199CF66A61676513214.svg" xlink:type="simple" xlink:show="embed" xlink:actuate="onLoad" loext:mime-type="image/svg+xml">
            <text:p text:style-name="P1"><text:span text:style-name="T3">3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545cm" svg:height="0.562cm" svg:x="13.018cm" svg:y="5.126cm">
          <draw:image xlink:href="Pictures/10000EA20000111600001199CF66A61676513214.svg" xlink:type="simple" xlink:show="embed" xlink:actuate="onLoad" loext:mime-type="image/svg+xml">
            <text:p text:style-name="P1"><text:span text:style-name="T3">1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496cm" svg:height="0.511cm" svg:x="13.019cm" svg:y="5.126cm">
          <draw:image xlink:href="Pictures/10000EA20000111600001199CF66A61676513214.svg" xlink:type="simple" xlink:show="embed" xlink:actuate="onLoad" loext:mime-type="image/svg+xml">
            <text:p text:style-name="P1"><text:span text:style-name="T3">1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496cm" svg:height="0.511cm" svg:x="13.019cm" svg:y="5.127cm">
          <draw:image xlink:href="Pictures/10000EA20000111600001199CF66A61676513214.svg" xlink:type="simple" xlink:show="embed" xlink:actuate="onLoad" loext:mime-type="image/svg+xml">
            <text:p text:style-name="P1"><text:span text:style-name="T3">5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1" draw:text-style-name="P7" draw:layer="layout" svg:width="2.866cm" svg:height="0.794cm" svg:x="1.539cm" svg:y="1.806cm">
          <draw:text-box>
            <text:p><text:span text:style-name="T3">3 </text:span><text:span text:style-name="T3">c</text:span><text:span text:style-name="T3">h</text:span><text:span text:style-name="T3">a</text:span><text:span text:style-name="T3">n</text:span><text:span text:style-name="T3">n</text:span><text:span text:style-name="T3">e</text:span><text:span text:style-name="T3">l</text:span><text:span text:style-name="T3">s</text:span></text:p>
          </draw:text-box>
        </draw:frame>
        <draw:frame draw:style-name="gr11" draw:text-style-name="P7" draw:layer="layout" svg:width="2.866cm" svg:height="0.794cm" svg:x="1.513cm" svg:y="3.939cm">
          <draw:text-box>
            <text:p><text:span text:style-name="T3">3 </text:span><text:span text:style-name="T3">c</text:span><text:span text:style-name="T3">h</text:span><text:span text:style-name="T3">a</text:span><text:span text:style-name="T3">n</text:span><text:span text:style-name="T3">n</text:span><text:span text:style-name="T3">e</text:span><text:span text:style-name="T3">l</text:span><text:span text:style-name="T3">s</text:span></text:p>
          </draw:text-box>
        </draw:frame>
        <draw:frame draw:style-name="gr11" draw:text-style-name="P7" draw:layer="layout" svg:width="2.866cm" svg:height="0.794cm" svg:x="5.091cm" svg:y="1.831cm">
          <draw:text-box>
            <text:p><text:span text:style-name="T3">4 channels</text:span></text:p>
          </draw:text-box>
        </draw:frame>
        <draw:frame draw:style-name="gr11" draw:text-style-name="P7" draw:layer="layout" svg:width="2.866cm" svg:height="0.794cm" svg:x="5.068cm" svg:y="3.99cm">
          <draw:text-box>
            <text:p><text:span text:style-name="T3">4 </text:span><text:span text:style-name="T3">c</text:span><text:span text:style-name="T3">h</text:span><text:span text:style-name="T3">a</text:span><text:span text:style-name="T3">n</text:span><text:span text:style-name="T3">n</text:span><text:span text:style-name="T3">e</text:span><text:span text:style-name="T3">l</text:span><text:span text:style-name="T3">s</text:span></text:p>
          </draw:text-box>
        </draw:frame>
        <draw:frame draw:style-name="gr11" draw:text-style-name="P7" draw:layer="layout" svg:width="2.866cm" svg:height="0.794cm" svg:x="13.78cm" svg:y="3.99cm">
          <draw:text-box>
            <text:p><text:span text:style-name="T3">4 channels</text:span></text:p>
          </draw:text-box>
        </draw:frame>
        <draw:frame draw:style-name="gr11" draw:text-style-name="P7" draw:layer="layout" svg:width="2.866cm" svg:height="0.794cm" svg:x="17.51cm" svg:y="4.016cm">
          <draw:text-box>
            <text:p><text:span text:style-name="T3">3 </text:span><text:span text:style-name="T3">c</text:span><text:span text:style-name="T3">h</text:span><text:span text:style-name="T3">a</text:span><text:span text:style-name="T3">n</text:span><text:span text:style-name="T3">n</text:span><text:span text:style-name="T3">e</text:span><text:span text:style-name="T3">l</text:span><text:span text:style-name="T3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shadow-offset-x="0.203cm" draw:shadow-offset-y="0.203cm"/>
      <style:paragraph-properties>
        <style:tab-stops/>
      </style:paragraph-properties>
      <style:text-properties fo:font-size="20pt" fo:background-color="transparen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7T10:14:57.318457587</meta:creation-date>
    <dc:date>2023-06-28T09:45:38.724426961</dc:date>
    <meta:editing-duration>PT15H55M51S</meta:editing-duration>
    <meta:editing-cycles>9</meta:editing-cycles>
    <meta:generator>LibreOffice/6.4.7.2$Linux_X86_64 LibreOffice_project/40$Build-2</meta:generator>
    <meta:document-statistic meta:object-count="47"/>
  </office:meta>
</office:document-meta>
</file>